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style:paragraph-properties fo:margin-left="0cm" fo:margin-right="0cm" fo:text-indent="0cm" style:text-autospace="none"/>
      <style:text-properties fo:font-family="'Liberation Sans'" style:font-family-generic="swiss" style:font-pitch="variable" fo:font-size="16pt" style:font-size-asian="18pt" style:font-size-complex="18pt"/>
    </style:style>
    <style:style style:name="P6" style:family="paragraph">
      <style:paragraph-properties fo:margin-left="0cm" fo:margin-right="0cm" fo:text-indent="0cm" style:text-autospace="none"/>
      <style:text-properties fo:color="#000000" fo:font-family="'Liberation Sans'" style:font-family-generic="swiss" style:font-pitch="variable" fo:font-size="16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7" style:family="paragraph">
      <style:paragraph-properties fo:margin-left="0cm" fo:margin-right="0cm" fo:text-indent="0cm" style:text-autospace="none"/>
      <style:text-properties fo:font-family="'Liberation Sans'" style:font-family-generic="swiss" style:font-pitch="variable" fo:font-size="16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8" style:family="paragraph">
      <style:paragraph-properties fo:margin-left="0cm" fo:margin-right="0cm" fo:text-indent="0cm"/>
      <style:text-properties fo:font-family="'Liberation Sans'" style:font-family-generic="swiss" style:font-pitch="variable" fo:font-size="16pt" style:font-size-asian="14pt" style:font-size-complex="14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color="#000000" style:text-outline="false" style:text-line-through-style="none" fo:font-family="'Liberation Sans'" style:font-family-generic="swiss" style:font-pitch="variable" fo:font-size="16pt" fo:font-style="normal" fo:text-shadow="none" style:text-underline-style="none" style:letter-kerning="true" style:font-family-asian="'Courier New'" style:font-family-generic-asian="modern" style:font-pitch-asian="fixed" style:font-size-asian="18pt" style:font-style-asian="normal" style:font-family-complex="'Courier New'" style:font-family-generic-complex="modern" style:font-pitch-complex="fixed" style:font-size-complex="18pt" style:font-style-complex="normal" style:text-emphasize="none" style:font-relief="none"/>
    </style:style>
    <style:style style:name="T3" style:family="text">
      <style:text-properties fo:color="#000000" style:text-outline="false" style:text-line-through-style="none" fo:font-family="'Liberation Sans'" style:font-family-generic="swiss" style:font-pitch="variable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fo:font-family="'Liberation Sans'" style:font-family-generic="swiss" style:font-pitch="variable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Liberation Sans'" style:font-family-generic="swiss" style:font-pitch="variable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fo:font-family="'Liberation Sans'" style:font-family-generic="swiss" style:font-pitch="variable" fo:font-size="16pt" fo:font-style="normal" fo:text-shadow="none" style:letter-kerning="true" style:font-family-asian="'Courier New'" style:font-family-generic-asian="modern" style:font-pitch-asian="fixed" style:font-size-asian="18pt" style:font-style-asian="normal" style:font-family-complex="'Courier New'" style:font-family-generic-complex="modern" style:font-pitch-complex="fixed" style:font-size-complex="18pt" style:font-style-complex="normal" style:text-emphasize="none" style:font-relief="none"/>
    </style:style>
    <style:style style:name="T7" style:family="text">
      <style:text-properties fo:color="#000000" style:text-outline="false" style:text-line-through-style="none" fo:font-family="'Liberation Sans'" style:font-family-generic="swiss" style:font-pitch="variable" fo:font-size="16pt" fo:font-style="normal" fo:text-shadow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8" style:family="text">
      <style:text-properties fo:color="#000000" style:text-outline="false" style:text-line-through-style="none" fo:font-family="'Liberation Sans'" style:font-family-generic="swiss" style:font-pitch="variable" fo:font-size="16pt" fo:font-style="normal" fo:text-shadow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'Liberation Sans'" style:font-family-generic="swiss" style:font-pitch="variable" fo:font-size="16pt" fo:font-style="normal" fo:text-shadow="none" style:text-underline-style="solid" style:text-underline-width="auto" style:text-underline-color="font-color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0" style:family="text">
      <style:text-properties fo:color="#000000" fo:font-family="'Liberation Sans'" style:font-family-generic="swiss" style:font-pitch="variable" fo:font-size="16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1" style:family="text">
      <style:text-properties fo:color="#000000" fo:font-family="'Liberation Sans'" style:font-family-generic="swiss" style:font-pitch="variable" fo:font-size="16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2" style:family="text">
      <style:text-properties fo:color="#4f6fa7" fo:font-family="'Liberation Sans'" style:font-family-generic="swiss" style:font-pitch="variable" fo:font-size="16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3" style:family="text">
      <style:text-properties style:use-window-font-color="true" fo:font-family="'Liberation Sans'" style:font-family-generic="swiss" style:font-pitch="variable" fo:font-size="16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4" style:family="text">
      <style:text-properties fo:font-family="'Liberation Sans'" style:font-family-generic="swiss" style:font-pitch="variable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607cm" svg:height="0.878cm" svg:x="3.54cm" svg:y="3.543cm">
          <draw:text-box>
            <text:p text:style-name="P1"><text:span text:style-name="T1">Import raw FCS files</text:span></text:p>
          </draw:text-box>
        </draw:frame>
        <draw:frame draw:style-name="gr1" draw:text-style-name="P2" draw:layer="layout" svg:width="6.179cm" svg:height="0.878cm" svg:x="3.323cm" svg:y="6.073cm">
          <draw:text-box>
            <text:p text:style-name="P1"><text:span text:style-name="T1">Per well compensation</text:span></text:p>
          </draw:text-box>
        </draw:frame>
        <draw:frame draw:style-name="gr1" draw:layer="layout" svg:width="9.062cm" svg:height="0.962cm" svg:x="2.088cm" svg:y="8.102cm">
          <draw:text-box>
            <text:p text:style-name="P1">Select population(s) of interest</text:p>
          </draw:text-box>
        </draw:frame>
        <draw:frame draw:style-name="gr1" draw:text-style-name="P2" draw:layer="layout" svg:width="4.735cm" svg:height="0.878cm" svg:x="4.014cm" svg:y="11.714cm">
          <draw:text-box>
            <text:p text:style-name="P1"><text:span text:style-name="T1">Set control gates</text:span></text:p>
          </draw:text-box>
        </draw:frame>
        <draw:frame draw:style-name="gr1" draw:text-style-name="P2" draw:layer="layout" svg:width="5.307cm" svg:height="0.878cm" svg:x="3.702cm" svg:y="13.55cm">
          <draw:text-box>
            <text:p text:style-name="P1"><text:span text:style-name="T1">Score test samples</text:span></text:p>
          </draw:text-box>
        </draw:frame>
        <draw:frame draw:style-name="gr1" draw:text-style-name="P2" draw:layer="layout" svg:width="6.391cm" svg:height="0.878cm" svg:x="3.049cm" svg:y="10.001cm">
          <draw:text-box>
            <text:p text:style-name="P1"><text:span text:style-name="T1">Per plate quality control</text:span></text:p>
          </draw:text-box>
        </draw:frame>
        <draw:frame draw:style-name="gr1" draw:text-style-name="P2" draw:layer="layout" svg:width="6.92cm" svg:height="0.878cm" svg:x="2.769cm" svg:y="17.254cm">
          <draw:text-box>
            <text:p text:style-name="P1"><text:span text:style-name="T1">Generate report and plots</text:span></text:p>
          </draw:text-box>
        </draw:frame>
        <draw:frame draw:style-name="gr1" draw:text-style-name="P2" draw:layer="layout" svg:width="6.488cm" svg:height="0.878cm" svg:x="3.048cm" svg:y="15.417cm">
          <draw:text-box>
            <text:p text:style-name="P1"><text:span text:style-name="T1">Annotation and analysis</text:span></text:p>
          </draw:text-box>
        </draw:frame>
        <draw:line draw:style-name="gr2" draw:text-style-name="P3" draw:layer="layout" svg:x1="6.598cm" svg:y1="7.2cm" svg:x2="6.598cm" svg:y2="8.009cm">
          <text:p text:style-name="P1"/>
        </draw:line>
        <draw:line draw:style-name="gr2" draw:text-style-name="P3" draw:layer="layout" svg:x1="6.661cm" svg:y1="16.29cm" svg:x2="6.661cm" svg:y2="17.099cm">
          <text:p text:style-name="P1"/>
        </draw:line>
        <draw:line draw:style-name="gr2" draw:text-style-name="P3" draw:layer="layout" svg:x1="6.57cm" svg:y1="4.638cm" svg:x2="6.58cm" svg:y2="5.971cm">
          <text:p text:style-name="P1"/>
        </draw:line>
        <draw:line draw:style-name="gr2" draw:text-style-name="P3" draw:layer="layout" svg:x1="6.629cm" svg:y1="9.007cm" svg:x2="6.629cm" svg:y2="9.816cm">
          <text:p text:style-name="P1"/>
        </draw:line>
        <draw:line draw:style-name="gr2" draw:text-style-name="P3" draw:layer="layout" svg:x1="6.629cm" svg:y1="10.874cm" svg:x2="6.629cm" svg:y2="11.683cm">
          <text:p text:style-name="P1"/>
        </draw:line>
        <draw:line draw:style-name="gr2" draw:text-style-name="P3" draw:layer="layout" svg:x1="6.629cm" svg:y1="12.649cm" svg:x2="6.629cm" svg:y2="13.458cm">
          <text:p text:style-name="P1"/>
        </draw:line>
        <draw:line draw:style-name="gr2" draw:text-style-name="P3" draw:layer="layout" svg:x1="6.66cm" svg:y1="14.516cm" svg:x2="6.66cm" svg:y2="15.325cm">
          <text:p text:style-name="P1"/>
        </draw:line>
        <draw:frame draw:style-name="gr1" draw:text-style-name="P5" draw:layer="layout" svg:width="11.957cm" svg:height="1.505cm" svg:x="11.672cm" svg:y="3.481cm">
          <draw:text-box>
            <text:p text:style-name="P4"><text:span text:style-name="T2">&gt; pbmcFP </text:span><text:span text:style-name="T3">&lt;-</text:span><text:span text:style-name="T4"> flowPlate(pbmcPlate,</text:span></text:p>
            <text:p text:style-name="P4"><text:span text:style-name="T4"><text:tab/></text:span><text:span text:style-name="T4">wellAnnotation,plateName=</text:span><text:span text:style-name="T5">"PBMC.001"</text:span><text:span text:style-name="T4">)</text:span></text:p>
          </draw:text-box>
        </draw:frame>
        <draw:frame draw:style-name="gr1" draw:text-style-name="P6" draw:layer="layout" svg:width="14.846cm" svg:height="0.878cm" svg:x="11.623cm" svg:y="6.021cm">
          <draw:text-box>
            <text:p text:style-name="P4"><text:span text:style-name="T6">&gt; </text:span><text:span text:style-name="T2">pbmcFP</text:span><text:span text:style-name="T6"> </text:span><text:span text:style-name="T7">&lt;-</text:span><text:span text:style-name="T8"> compensate(</text:span><text:span text:style-name="T4">pbmcFP</text:span><text:span text:style-name="T8">,</text:span><text:span text:style-name="T9">compensation</text:span><text:span text:style-name="T4">.matrix)</text:span></text:p>
          </draw:text-box>
        </draw:frame>
        <draw:frame draw:style-name="gr1" draw:text-style-name="P7" draw:layer="layout" svg:width="12.301cm" svg:height="1.505cm" svg:x="11.614cm" svg:y="8.125cm">
          <draw:text-box>
            <text:p text:style-name="P4"><text:span text:style-name="T2">&gt; pbmcFP</text:span><text:span text:style-name="T10"> </text:span><text:span text:style-name="T11">&lt;-</text:span><text:span text:style-name="T10"> Subset(</text:span><text:span text:style-name="T2">pbmcFP</text:span><text:span text:style-name="T10">, rectangleGate(</text:span></text:p>
            <text:p text:style-name="P4"><text:span text:style-name="T12"><text:tab/></text:span><text:span text:style-name="T13">"FSC-H"=c(300,700),"SSC-H"=c(50,400)</text:span><text:span text:style-name="T10">))</text:span></text:p>
          </draw:text-box>
        </draw:frame>
        <draw:frame draw:style-name="gr1" draw:text-style-name="P7" draw:layer="layout" svg:width="10.361cm" svg:height="1.505cm" svg:x="11.628cm" svg:y="11.741cm">
          <draw:text-box>
            <text:p text:style-name="P4"><text:span text:style-name="T2">&gt; pbmcFP </text:span><text:span text:style-name="T3">&lt;-</text:span><text:span text:style-name="T4"> setControlGates(pbmcFP,</text:span></text:p>
            <text:p text:style-name="P4"><text:span text:style-name="T4"><text:tab/></text:span><text:span text:style-name="T4">gateType=</text:span><text:span text:style-name="T5">"Negative.Control"</text:span><text:span text:style-name="T4">)</text:span></text:p>
          </draw:text-box>
        </draw:frame>
        <draw:frame draw:style-name="gr1" draw:text-style-name="P6" draw:layer="layout" svg:width="11.051cm" svg:height="0.878cm" svg:x="11.607cm" svg:y="13.521cm">
          <draw:text-box>
            <text:p text:style-name="P4"><text:span text:style-name="T2">&gt; pbmcFP </text:span><text:span text:style-name="T3">&lt;-</text:span><text:span text:style-name="T4"> applyControlGates(pbmcFP)</text:span></text:p>
          </draw:text-box>
        </draw:frame>
        <draw:frame draw:style-name="gr1" draw:text-style-name="P6" draw:layer="layout" svg:width="9.997cm" svg:height="0.878cm" svg:x="11.641cm" svg:y="15.413cm">
          <draw:text-box>
            <text:p text:style-name="P4"><text:span text:style-name="T2">&gt; pbmcFP </text:span><text:span text:style-name="T3">&lt;-</text:span><text:span text:style-name="T4"> summaryStats(pbmcFP)</text:span></text:p>
          </draw:text-box>
        </draw:frame>
        <draw:frame draw:style-name="gr1" draw:text-style-name="P8" draw:layer="layout" svg:width="14.861cm" svg:height="0.878cm" svg:x="11.595cm" svg:y="10.078cm">
          <draw:text-box>
            <text:p text:style-name="P1"><text:span text:style-name="T14">&gt; ecdfplot(~`FSC-H`|as.factor(Row.Id),plateSet(pbmcFP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Errol Strain</meta:initial-creator>
    <meta:creation-date>2008-08-04T15:27:22</meta:creation-date>
    <dc:creator>straine</dc:creator>
    <dc:date>2008-08-16T16:13:53</dc:date>
    <meta:editing-cycles>8</meta:editing-cycles>
    <meta:editing-duration>PT56M3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